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style:text-underline-style="solid" style:text-underline-width="auto" style:text-underline-color="font-color"/>
    </style:style>
    <style:style style:name="T3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is logu</text:p>
      <text:p text:style-name="Standard"/>
      <text:p text:style-name="Standard"><text:bookmark text:name="contentArea1"/>Zapis wyniku rozdania winien zawierać:<text:line-break/>- nr stołu<text:line-break/>- nr rozdania<text:line-break/>- typ stołu: rekreacyjny/turniejowy (o ile turniejowe będą)<text:line-break/>Jeśli nie było pul bocznych &amp; więcej niż jeden zwycięzca:<text:line-break/>- id_zwycięzcy<text:line-break/>- układ zwycięzcy<text:line-break/>- wygrana pula<text:line-break/>Jeśli byli:<text:line-break/>- Kto wygrał, którą pulę, z jakim układem</text:p>
      <text:p text:style-name="Standard"/>
      <text:p text:style-name="Standard"/>
      <text:p text:style-name="Standard"><text:bookmark text:name="contentArea"/><text:span text:style-name="T2">Początek logu ma zawierać:</text:span><text:line-break/>- informacje o stole, na którym odbywał się rozdanie (wysokość blindów, limity początkowe żetonów, lista graczy w kolejności wskazówek zegara itd.)<text:line-break/>- ile który gracz miał $ przed rozdaniem<text:line-break/><text:span text:style-name="T3">gracz1::miał$</text:span><text:line-break/>...<text:line-break/>- kto rozdawał, kto wpłacał SB i BB<text:line-break/><text:line-break/><text:span text:style-name="T2">I teraz zaczyna się cała, banalnie prosta idea zapisu - sekwencyjnie:</text:span><text:line-break/><text:span text:style-name="T1">najpierw jakie karty otrzymali gracze:</text:span><text:line-break/><text:span text:style-name="T3">gracz1::karta1::karta2</text:span><text:line-break/><text:span text:style-name="T3">....</text:span><text:line-break/><text:span text:style-name="T3">....</text:span><text:line-break/><text:line-break/><text:span text:style-name="T1">następnie sekwencyjny zapis decyzji każdego z graczy wg schematu:</text:span><text:line-break/>graczX::miał_układ::etap_rozdania*::podjete_dzialanie**::tu_kilka_opcji:<text:line-break/>        <text:span text:style-name="T3">- spasuj::zostalo_mu_$</text:span><text:line-break/>     <text:span text:style-name="T3">- czekaj::null</text:span><text:line-break/>     <text:span text:style-name="T3">- sprawdź::sprawdził_tyle_$::pula_rozdania_wynosi_$</text:span><text:line-break/>     <text:span text:style-name="T3">- podbij::podbił_o$::pula_rozdania_wynosi_$</text:span><text:line-break/>        <text:span text:style-name="T3">- przebij::przebil_z_$::przebil_o_$::pula_wzrosla_o_$</text:span><text:line-break/>albo:<text:line-break/><text:span text:style-name="T3">pojawila_sie_karta/y::etap*::karta1[::karta2::karta3]</text:span><text:line-break/><text:line-break/>*preflop/flop/turn/river<text:line-break/>**spasuj/czekaj/sprawdz/podbij/przebij - to tylko log, za logikę zapisu odpowiada <text:line-break/><text:line-break/> <text:line-break/>- sprawę pul bocznych i rozstrzygania o wyniku przerzucamy na logikę gr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zymon Witamborski</meta:initial-creator>
    <meta:creation-date>2010-03-17T10:03:02</meta:creation-date>
    <dc:date>2010-03-17T10:06:51</dc:date>
    <dc:creator>Szymon Witamborski</dc:creator>
    <meta:editing-duration>PT00H03M50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3" meta:word-count="155" meta:character-count="1309"/>
  </office:meta>
</office:document-meta>
</file>